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1" svg:font-family="SFMono-Regular, Menlo, Monaco, Consolas, 'Liberation Mono', 'Courier New', Courier, monospace"/>
    <style:font-face style:name="SFMono-Regular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eeee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0.800000190734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c9211e" style:font-name="SFMono-Regular" fo:font-size="10.5pt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.476cm" fo:margin-bottom="0.247cm" loext:contextual-spacing="false" fo:orphans="2" fo:widows="2" fo:text-indent="0cm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8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orphans="2" fo:widows="2" fo:background-color="#eeeeee" fo:padding="0cm" fo:border="none"/>
    </style:style>
    <style:style style:name="P9" style:family="paragraph" style:parent-style-name="Preformatted_20_Text">
      <style:text-properties officeooo:paragraph-rsid="00055809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0845c5"/>
    </style:style>
    <style:style style:name="P11" style:family="paragraph" style:parent-style-name="Standard">
      <style:text-properties officeooo:paragraph-rsid="000cf567"/>
    </style:style>
    <style:style style:name="P12" style:family="paragraph" style:parent-style-name="Standard">
      <style:text-properties fo:color="#c9211e" fo:font-weight="bold" officeooo:paragraph-rsid="000d25d5" style:font-weight-asian="bold" style:font-weight-complex="bold"/>
    </style:style>
    <style:style style:name="P13" style:family="paragraph" style:parent-style-name="Standard">
      <style:text-properties fo:color="#999999" fo:font-weight="normal" officeooo:paragraph-rsid="0016233d" fo:background-color="transparent" style:font-weight-asian="normal" style:font-weight-complex="normal"/>
    </style:style>
    <style:style style:name="P14" style:family="paragraph" style:parent-style-name="Standard">
      <style:text-properties fo:font-weight="normal" officeooo:paragraph-rsid="0010e1a8" fo:background-color="#ffff00" style:font-weight-asian="normal" style:font-weight-complex="normal"/>
    </style:style>
    <style:style style:name="P15" style:family="paragraph" style:parent-style-name="Standard">
      <style:text-properties fo:font-weight="normal" officeooo:paragraph-rsid="0018bddd" fo:background-color="#ffff00" style:font-weight-asian="normal" style:font-weight-complex="normal"/>
    </style:style>
    <style:style style:name="P16" style:family="paragraph" style:parent-style-name="Standard">
      <style:text-properties fo:font-size="10pt" fo:font-weight="normal" officeooo:paragraph-rsid="001cace5" fo:background-color="#ffff00" style:font-size-asian="10pt" style:font-weight-asian="normal" style:font-size-complex="10pt" style:font-weight-complex="normal"/>
    </style:style>
    <style:style style:name="P17" style:family="paragraph" style:parent-style-name="Standard">
      <style:text-properties officeooo:paragraph-rsid="0023988c"/>
    </style:style>
    <style:style style:name="P18" style:family="paragraph" style:parent-style-name="Standard">
      <style:text-properties fo:font-size="12pt" officeooo:paragraph-rsid="0023ede7" fo:background-color="#ffbf00" style:font-size-asian="12pt" style:font-size-complex="12pt"/>
    </style:style>
    <style:style style:name="P19" style:family="paragraph" style:parent-style-name="Standard">
      <style:text-properties fo:color="#000000" style:font-name="Liberation Serif" fo:font-size="10pt" fo:font-weight="normal" officeooo:rsid="0011e819" officeooo:paragraph-rsid="0023ede7" fo:background-color="#ffff00" style:font-size-asian="10pt" style:font-weight-asian="normal" style:font-size-complex="10pt" style:font-weight-complex="normal"/>
    </style:style>
    <style:style style:name="P20" style:family="paragraph" style:parent-style-name="Standard">
      <style:text-properties officeooo:paragraph-rsid="002999fa"/>
    </style:style>
    <style:style style:name="P21" style:family="paragraph" style:parent-style-name="Standard">
      <style:text-properties officeooo:paragraph-rsid="002c8d27"/>
    </style:style>
    <style:style style:name="P22" style:family="paragraph" style:parent-style-name="Standard">
      <style:text-properties officeooo:paragraph-rsid="002dbb6d"/>
    </style:style>
    <style:style style:name="T1" style:family="text">
      <style:text-properties fo:font-variant="normal" fo:text-transform="none" fo:color="#333333" style:font-name="YS Text" fo:font-size="9.60000038146973pt" fo:letter-spacing="normal" fo:font-style="normal" fo:font-weight="bold"/>
    </style:style>
    <style:style style:name="T2" style:family="text"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T3" style:family="text">
      <style:text-properties fo:font-variant="normal" fo:text-transform="none" fo:color="#444444" style:font-name="RobotoMono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44444" fo:letter-spacing="normal" loext:padding="0cm" loext:border="none"/>
    </style:style>
    <style:style style:name="T5" style:family="text">
      <style:text-properties fo:font-variant="normal" fo:text-transform="none" fo:color="#000000" style:font-name="Liberation Serif" fo:letter-spacing="normal" fo:font-style="normal" officeooo:rsid="0011e819"/>
    </style:style>
    <style:style style:name="T6" style:family="text">
      <style:text-properties fo:font-variant="normal" fo:text-transform="none" fo:color="#000000" style:font-name="Liberation Serif" fo:letter-spacing="normal" fo:font-style="normal" officeooo:rsid="001cace5"/>
    </style:style>
    <style:style style:name="T7" style:family="text">
      <style:text-properties fo:font-variant="normal" fo:text-transform="none" style:font-name="monospace" fo:font-size="11.25pt" fo:letter-spacing="normal" fo:font-style="normal"/>
    </style:style>
    <style:style style:name="T8" style:family="text">
      <style:text-properties officeooo:rsid="00064f5d"/>
    </style:style>
    <style:style style:name="T9" style:family="text">
      <style:text-properties style:font-name="Liberation Mono" fo:font-size="10pt" officeooo:rsid="00064f5d" style:font-name-asian="Noto Sans Mono CJK SC" style:font-size-asian="10pt" style:font-name-complex="Liberation Mono" style:font-size-complex="10pt"/>
    </style:style>
    <style:style style:name="T10" style:family="text">
      <style:text-properties fo:font-weight="bold"/>
    </style:style>
    <style:style style:name="T11" style:family="text">
      <style:text-properties officeooo:rsid="000846df"/>
    </style:style>
    <style:style style:name="T12" style:family="text">
      <style:text-properties officeooo:rsid="000be702"/>
    </style:style>
    <style:style style:name="T13" style:family="text">
      <style:text-properties fo:color="#c9211e"/>
    </style:style>
    <style:style style:name="T14" style:family="text">
      <style:text-properties fo:color="#c9211e" officeooo:rsid="0011e819"/>
    </style:style>
    <style:style style:name="T15" style:family="text">
      <style:text-properties fo:color="#c9211e" officeooo:rsid="0018bddd"/>
    </style:style>
    <style:style style:name="T16" style:family="text">
      <style:text-properties fo:color="#c9211e" officeooo:rsid="00064f5d"/>
    </style:style>
    <style:style style:name="T17" style:family="text">
      <style:text-properties officeooo:rsid="0011e819"/>
    </style:style>
    <style:style style:name="T18" style:family="text">
      <style:text-properties officeooo:rsid="00140c28"/>
    </style:style>
    <style:style style:name="T19" style:family="text">
      <style:text-properties officeooo:rsid="00140fda"/>
    </style:style>
    <style:style style:name="T20" style:family="text">
      <style:text-properties officeooo:rsid="0014665d"/>
    </style:style>
    <style:style style:name="T21" style:family="text">
      <style:text-properties fo:color="#000000" style:font-name="Liberation Serif" fo:font-weight="normal" officeooo:rsid="0011e819" style:font-weight-asian="normal" style:font-weight-complex="normal"/>
    </style:style>
    <style:style style:name="T22" style:family="text">
      <style:text-properties fo:color="#000000" style:font-name="Liberation Serif" fo:font-weight="normal" officeooo:rsid="0021a703" style:font-weight-asian="normal" style:font-weight-complex="normal"/>
    </style:style>
    <style:style style:name="T23" style:family="text">
      <style:text-properties fo:color="#000000" style:font-name="Liberation Serif" fo:font-weight="normal" officeooo:rsid="0023988c" style:font-weight-asian="normal" style:font-weight-complex="normal"/>
    </style:style>
    <style:style style:name="T24" style:family="text">
      <style:text-properties fo:color="#000000" style:font-name="Liberation Serif" fo:font-weight="normal" officeooo:rsid="0023ede7" style:font-weight-asian="normal" style:font-weight-complex="normal"/>
    </style:style>
    <style:style style:name="T25" style:family="text">
      <style:text-properties fo:color="#000000" style:font-name="Liberation Serif" officeooo:rsid="0011e819"/>
    </style:style>
    <style:style style:name="T26" style:family="text">
      <style:text-properties fo:color="#000000" style:font-name="Liberation Serif" officeooo:rsid="0018bddd"/>
    </style:style>
    <style:style style:name="T27" style:family="text">
      <style:text-properties fo:color="#000000" style:font-name="Liberation Serif" fo:font-size="10pt" fo:font-weight="normal" officeooo:rsid="0011e819" fo:background-color="transparent" loext:char-shading-value="0" style:font-size-asian="10pt" style:font-weight-asian="normal" style:font-size-complex="10pt" style:font-weight-complex="normal"/>
    </style:style>
    <style:style style:name="T28" style:family="text">
      <style:text-properties fo:color="#000000" style:font-name="Liberation Serif" fo:font-size="10pt" fo:font-weight="normal" officeooo:rsid="0027c8ac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fo:color="#000000" style:font-name="Liberation Serif" fo:font-size="10pt" fo:font-weight="normal" officeooo:rsid="002999fa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fo:color="#000000" style:font-name="Liberation Serif" fo:font-size="12pt" fo:font-weight="normal" officeooo:rsid="0011e819" fo:background-color="#ffbf00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Liberation Serif" fo:font-size="12pt" fo:font-weight="normal" officeooo:rsid="0021a703" fo:background-color="#ffbf00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Liberation Serif" fo:font-size="12pt" fo:font-weight="normal" officeooo:rsid="0023988c" fo:background-color="#ffbf00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style:font-name="Liberation Serif" fo:font-size="12pt" fo:font-weight="normal" officeooo:rsid="002c8d27" fo:background-color="#ffbf00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style:font-name="Liberation Serif" fo:font-size="12pt" fo:font-weight="normal" officeooo:rsid="002dbb6d" fo:background-color="#ffbf00" loext:char-shading-value="0" style:font-size-asian="12pt" style:font-weight-asian="normal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64f5d" style:font-weight-asian="normal" style:font-weight-complex="normal"/>
    </style:style>
    <style:style style:name="T37" style:family="text">
      <style:text-properties fo:font-size="10pt" fo:background-color="#ffff00" loext:char-shading-value="0" style:font-size-asian="10pt" style:font-size-complex="10pt"/>
    </style:style>
    <style:style style:name="T38" style:family="text">
      <style:text-properties fo:font-size="10pt" officeooo:rsid="0021a703" fo:background-color="#ffff00" loext:char-shading-value="0" style:font-size-asian="10pt" style:font-size-complex="10pt"/>
    </style:style>
    <style:style style:name="T39" style:family="text">
      <style:text-properties fo:font-size="10pt" officeooo:rsid="0023988c" fo:background-color="#ffff00" loext:char-shading-value="0" style:font-size-asian="10pt" style:font-size-complex="10pt"/>
    </style:style>
    <style:style style:name="T40" style:family="text">
      <style:text-properties officeooo:rsid="0023ede7"/>
    </style:style>
    <style:style style:name="T41" style:family="text">
      <style:text-properties officeooo:rsid="0027c8ac"/>
    </style:style>
    <style:style style:name="T42" style:family="text">
      <style:text-properties officeooo:rsid="002999fa"/>
    </style:style>
    <style:style style:name="T43" style:family="text">
      <style:text-properties officeooo:rsid="0021a703"/>
    </style:style>
    <style:style style:name="T44" style:family="text">
      <style:text-properties officeooo:rsid="0023988c"/>
    </style:style>
    <style:style style:name="T45" style:family="text">
      <style:text-properties officeooo:rsid="002c8d27"/>
    </style:style>
    <style:style style:name="T46" style:family="text">
      <style:text-properties fo:font-size="12pt" fo:background-color="#ffbf00" loext:char-shading-value="0" style:font-size-asian="12pt" style:font-size-complex="12pt"/>
    </style:style>
    <style:style style:name="T47" style:family="text">
      <style:text-properties fo:font-size="12pt" officeooo:rsid="0021a703" fo:background-color="#ffbf00" loext:char-shading-value="0" style:font-size-asian="12pt" style:font-size-complex="12pt"/>
    </style:style>
    <style:style style:name="T48" style:family="text">
      <style:text-properties fo:font-size="12pt" officeooo:rsid="0023988c" fo:background-color="#ffbf00" loext:char-shading-value="0" style:font-size-asian="12pt" style:font-size-complex="12pt"/>
    </style:style>
    <style:style style:name="T49" style:family="text">
      <style:text-properties fo:font-size="12pt" officeooo:rsid="002c8d27" fo:background-color="#ffbf00" loext:char-shading-value="0" style:font-size-asian="12pt" style:font-size-complex="12pt"/>
    </style:style>
    <style:style style:name="T50" style:family="text">
      <style:text-properties fo:font-size="12pt" officeooo:rsid="0023ede7" fo:background-color="#ffbf00" loext:char-shading-value="0" style:font-size-asian="12pt" style:font-size-complex="12pt"/>
    </style:style>
    <style:style style:name="T51" style:family="text">
      <style:text-properties officeooo:rsid="002dbb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Plane Development Kit (DPDK)</text:span></text:span><text:span text:style-name="T2"> — это проект программного обеспечения с открытым исходным кодом, управляемый Linux Foundation.</text:span></text:p>
      <text:p text:style-name="P1"><text:span text:style-name="T2">Он предоставляет набор библиотек для работы с данными и драйверов сетевой карты </text:span><text:span text:style-name="Strong_20_Emphasis"><text:span text:style-name="T1">для переноса обработки TCP-пакетов с уровня ядра операционной системы в пользовательское пространство</text:span></text:span><text:span text:style-name="T2">.</text:span></text:p>
      <text:p text:style-name="P2">Такой подход практически исключает использование системных прерываний для обращения к сетевым данным, что обеспечивает более высокую эффективность вычислений и пропускную способность пакетов.</text:p>
      <text:p text:style-name="Standard"/>
      <text:p text:style-name="P3"><text:span text:style-name="Source_20_Text"><text:span text:style-name="T4"><text:s/></text:span></text:span><text:span text:style-name="Source_20_Text"><text:span text:style-name="T3">tar xf dpdk.tar.gz</text:span></text:span></text:p>
      <text:p text:style-name="P8"><text:span text:style-name="Source_20_Text"><text:span text:style-name="T4"><text:s text:c="2"/></text:span></text:span><text:span text:style-name="Source_20_Text"><text:span text:style-name="T3">cd dpdk</text:span></text:span></text:p>
      <text:p text:style-name="P4">Build libraries, drivers and test applications.</text:p>
      <text:p text:style-name="P3"><text:span text:style-name="Source_20_Text"><text:span text:style-name="T4"><text:s text:c="2"/></text:span></text:span><text:span text:style-name="Source_20_Text"><text:span text:style-name="T3">meson build</text:span></text:span></text:p>
      <text:p text:style-name="P8"><text:span text:style-name="Source_20_Text"><text:span text:style-name="T4"><text:s text:c="2"/></text:span></text:span><text:span text:style-name="Source_20_Text"><text:span text:style-name="T3">ninja -C build</text:span></text:span></text:p>
      <text:p text:style-name="P5">sudo ninja -C build install</text:p>
      <text:p text:style-name="P4">To include the examples as part of the build, replace the meson command with:</text:p>
      <text:p text:style-name="P3"><text:span text:style-name="Source_20_Text"><text:span text:style-name="T4"><text:s text:c="2"/></text:span></text:span><text:span text:style-name="Source_20_Text"><text:span text:style-name="T3">meson -Dexamples=all build</text:span></text:span></text:p>
      <text:p text:style-name="P4">Reserve huge pages memory.</text:p>
      <text:p text:style-name="P3"><text:span text:style-name="Source_20_Text"><text:span text:style-name="T4"><text:s text:c="2"/></text:span></text:span><text:span text:style-name="Source_20_Text"><text:span text:style-name="T3">mkdir -p /dev/hugepages</text:span></text:span></text:p>
      <text:p text:style-name="P8"><text:span text:style-name="Source_20_Text"><text:span text:style-name="T4"><text:s text:c="2"/></text:span></text:span><text:span text:style-name="Source_20_Text"><text:span text:style-name="T3">mountpoint -q /dev/hugepages || mount -t hugetlbfs nodev /dev/hugepages</text:span></text:span></text:p>
      <text:p text:style-name="P8"><text:span text:style-name="Source_20_Text"><text:span text:style-name="T4"><text:s text:c="2"/></text:span></text:span><text:span text:style-name="Source_20_Text"><text:span text:style-name="T3">echo 64 &gt; /sys/devices/system/node/node0/hugepages/hugepages-2048kB/nr_hugepages</text:span></text:span></text:p>
      <text:p text:style-name="P4">Run poll-mode driver test (with a cable between ports).</text:p>
      <text:p text:style-name="P3"><text:span text:style-name="Source_20_Text"><text:span text:style-name="T4"><text:s text:c="2"/></text:span></text:span><text:span text:style-name="Source_20_Text"><text:span text:style-name="T3">build/app/dpdk-testpmd -c7 --vdev=net_pcap0,iface=eth0 --vdev=net_pcap1,iface=eth1 --</text:span></text:span></text:p>
      <text:p text:style-name="P8"><text:span text:style-name="Source_20_Text"><text:span text:style-name="T4"><text:s text:c="18"/></text:span></text:span><text:span text:style-name="Source_20_Text"><text:span text:style-name="T3">-i --nb-cores=2 --nb-ports=2 --total-num-mbufs=2048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how port stats all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######################## NIC statistics for port 0 <text:s/>########################</text:span></text:span></text:p>
      <text:p text:style-name="P8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8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8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######################## NIC statistics for port 1 <text:s/>########################</text:span></text:span></text:p>
      <text:p text:style-name="P8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8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8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tart tx_first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top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---------------------- Forward statistics for port 0 <text:s/>----------------------</text:span></text:span></text:p>
      <text:p text:style-name="P8"><text:span text:style-name="Source_20_Text"><text:span text:style-name="T4"><text:s text:c="2"/></text:span></text:span><text:span text:style-name="Source_20_Text"><text:span text:style-name="T3">RX-packets: 2377688 <text:s text:c="7"/>RX-dropped: 0 <text:s text:c="12"/>RX-total: 2377688</text:span></text:span></text:p>
      <text:p text:style-name="P8"><text:span text:style-name="Source_20_Text"><text:span text:style-name="T4"><text:s text:c="2"/></text:span></text:span><text:span text:style-name="Source_20_Text"><text:span text:style-name="T3">TX-packets: 2007009 <text:s text:c="7"/>TX-dropped: 0 <text:s text:c="12"/>TX-total: 2007009</text:span></text:span></text:p>
      <text:p text:style-name="P8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---------------------- Forward statistics for port 1 <text:s/>----------------------</text:span></text:span></text:p>
      <text:p text:style-name="P8"><text:span text:style-name="Source_20_Text"><text:span text:style-name="T4"><text:s text:c="2"/></text:span></text:span><text:span text:style-name="Source_20_Text"><text:span text:style-name="T3">RX-packets: 2006977 <text:s text:c="7"/>RX-dropped: 0 <text:s text:c="12"/>RX-total: 2006977</text:span></text:span></text:p>
      <text:p text:style-name="P8"><text:span text:style-name="Source_20_Text"><text:span text:style-name="T4"><text:s text:c="2"/></text:span></text:span><text:span text:style-name="Source_20_Text"><text:span text:style-name="T3">TX-packets: 2377720 <text:s text:c="7"/>TX-dropped: 0 <text:s text:c="12"/>TX-total: 2377720</text:span></text:span></text:p>
      <text:p text:style-name="P8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+++++++++++++++ Accumulated forward statistics for all ports+++++++++++++++</text:span></text:span></text:p>
      <text:p text:style-name="P8"><text:span text:style-name="Source_20_Text"><text:span text:style-name="T4"><text:s text:c="2"/></text:span></text:span><text:span text:style-name="Source_20_Text"><text:span text:style-name="T3">RX-packets: 4384665 <text:s text:c="7"/>RX-dropped: 0 <text:s text:c="12"/>RX-total: 4384665</text:span></text:span></text:p>
      <text:p text:style-name="P8"><text:span text:style-name="Source_20_Text"><text:span text:style-name="T4"><text:s text:c="2"/></text:span></text:span><text:span text:style-name="Source_20_Text"><text:span text:style-name="T3">TX-packets: 4384729 <text:s text:c="7"/>TX-dropped: 0 <text:s text:c="12"/>TX-total: 4384729</text:span></text:span></text:p>
      <text:p text:style-name="P8"><text:span text:style-name="Source_20_Text"><text:span text:style-name="T4"><text:s text:c="2"/></text:span></text:span><text:span text:style-name="Source_20_Text"><text:span text:style-name="T3">++++++++++++++++++++++++++++++++++++++++++++++++++++++++++++++++++++++++++++</text:span></text:span></text:p>
      <text:p text:style-name="Standard"/>
      <text:p text:style-name="P6">PCAP-файл — это <text:span text:style-name="T10">файл захвата пакетов</text:span>. Содержит данные сетевых пакетов, перехваченных программой-анализатором трафика (Wireshark, tcpdump, Kismet и др.). Расширение файла PCAP *.pcap.</text:p>
      <text:p text:style-name="P7">Файл хранит дамп сетевых данных, захваченных в режиме реального времени, и может использоваться для изучения трафика, восстановления информации, анализа работы сети, обнаружения хакерских атак.</text:p>
      <text:p text:style-name="Standard"/>
      <text:p text:style-name="Standard"/>
      <text:p text:style-name="Standard"><text:soft-page-break/></text:p>
      <text:p text:style-name="Standard"><text:span text:style-name="T11">sudo </text:span>./build/examples/dpdk-helloworld -l 0-3 -n 4</text:p>
      <text:p text:style-name="Standard"><text:span text:style-name="T11">sudo </text:span>./build/examples/dpdk-skeleton -l 1 -n 4 </text:p>
      <text:p text:style-name="P11"><text:span text:style-name="T11">sudo </text:span>./build/examples/dpdk-<text:span text:style-name="T12">l2fwd </text:span></text:p>
      <text:p text:style-name="P14"><text:span text:style-name="T13">sudo ./build/examples/dpdk-skeleton -c1 -n1 --vdev=eth_pcap0,iface=e</text:span><text:span text:style-name="T16">no</text:span><text:span text:style-name="T13">1 —vdev=eth_pcap1,iface=</text:span><text:span text:style-name="T14">lo</text:span></text:p>
      <text:p text:style-name="P15"><text:span text:style-name="T14">sudo ./build_</text:span><text:span text:style-name="T15">Qt</text:span><text:span text:style-name="T14">/examples/dpdk-skeleton -c1 -n1 --vdev=eth_pcap0,iface=e</text:span><text:span text:style-name="T16">no</text:span><text:span text:style-name="T14">1 --vdev=eth_pcap1,iface=lo</text:span></text:p>
      <text:p text:style-name="P12"><text:span text:style-name="T35">sudo ./build/examples/dpdk-rxtx_callbacks c1 -n1 --vdev=eth_pcap0,iface=e</text:span><text:span text:style-name="T36">no</text:span><text:span text:style-name="T35">1 --vdev=eth_pcap1,iface=e</text:span><text:span text:style-name="T36">no</text:span><text:span text:style-name="T35">1</text:span><text:span text:style-name="T7"> </text:span></text:p>
      <text:p text:style-name="Standard"/>
      <text:p text:style-name="P16"><text:span text:style-name="T25">sudo ./build_</text:span><text:span text:style-name="T26">Qt</text:span><text:span text:style-name="T25">/examples/dpdk-skeleton -c1 -n1 </text:span><text:span text:style-name="T5">--vdev 'net_pcap0,rx_pcap=</text:span><text:span text:style-name="T6">PCAP</text:span><text:span text:style-name="T5">.pcap,infinite_rx=1' </text:span><text:span text:style-name="T25">--vdev=eth_pcap1,iface=lo</text:span></text:p>
      <text:p text:style-name="P17"><text:span text:style-name="T37">sudo ./build_Qt/examples/dpdk-skeleton -c1 -n1 --vdev</text:span><text:span text:style-name="T38">=</text:span><text:span text:style-name="T39">eth</text:span><text:span text:style-name="T37">_pcap0,rx_pcap=PCAP.pcap,infinite_rx=1 --vdev=eth_pcap1,</text:span><text:span text:style-name="T39">t</text:span><text:span text:style-name="T37">x_pcap=PCAP</text:span><text:span text:style-name="T39">1</text:span><text:span text:style-name="T37">.pcap</text:span></text:p>
      <text:p text:style-name="P18"><text:span text:style-name="T21">sudo ./build_Qt/examples/dpdk-skeleton -c1 -n1 --vdev</text:span><text:span text:style-name="T22">=</text:span><text:span text:style-name="T23">eth</text:span><text:span text:style-name="T21">_pcap0,rx_pcap=PCAP.pcap <text:s/>--vdev=eth_pcap1,iface=</text:span><text:span text:style-name="T24">eno1</text:span></text:p>
      <text:p text:style-name="P19"/>
      <text:p text:style-name="P21"><text:span text:style-name="T30">sudo ./build_Qt/examples/dpdk-skeleton -c1 -n1 --vdev</text:span><text:span text:style-name="T31">=</text:span><text:span text:style-name="T32">eth</text:span><text:span text:style-name="T30">_pcap0,rx_pcap=</text:span><text:span text:style-name="T33">file_in</text:span><text:span text:style-name="T30">.pcap <text:s/>--vdev=eth_pcap1,</text:span><text:span text:style-name="T33">t</text:span><text:span text:style-name="T30">x_pcap=</text:span><text:span text:style-name="T33">file</text:span><text:span text:style-name="T30">_</text:span><text:span text:style-name="T33">out</text:span><text:span text:style-name="T30">.pcap</text:span></text:p>
      <text:p text:style-name="P22"><text:span text:style-name="T30">sudo ./build_Qt/examples/dpdk-skeleton -c1 -n1 --vdev</text:span><text:span text:style-name="T31">=</text:span><text:span text:style-name="T32">eth</text:span><text:span text:style-name="T30">_pcap0,rx_pcap=</text:span><text:span text:style-name="T33">file_in</text:span><text:span text:style-name="T30">.pcap <text:s/>--vdev=eth_pcap1,iface=</text:span><text:span text:style-name="T34">lo</text:span></text:p>
      <text:p text:style-name="P19"/>
      <text:p text:style-name="P19"/>
      <text:p text:style-name="P20"><text:span text:style-name="T28">sudo </text:span><text:span text:style-name="T27">./build_Qt/app/dpdk-testpmd -l 0-3</text:span><text:span text:style-name="T29"> -n1</text:span><text:span text:style-name="T27"> <text:s/>--vdev 'net_pcap0,rx_iface=e</text:span><text:span text:style-name="T28">no1</text:span><text:span text:style-name="T27">,tx_pcap=file_tx.pcap' <text:s/>-- --port-topology=chained</text:span></text:p>
      <text:p text:style-name="P19"/>
      <text:p text:style-name="P19"/>
      <text:p text:style-name="P1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1" svg:font-family="SFMono-Regular, Menlo, Monaco, Consolas, 'Liberation Mono', 'Courier New', Courier, monospace"/>
    <style:font-face style:name="SFMono-Regular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26:47.907192668</meta:creation-date>
    <dc:date>2024-04-23T18:50:28.848107072</dc:date>
    <meta:editing-duration>PT5H41M58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387" meta:character-count="4192" meta:non-whitespace-character-count="3605"/>
  </office:meta>
</office:document-meta>
</file>